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558f5" officeooo:paragraph-rsid="001558f5"/>
    </style:style>
    <style:style style:name="P2" style:family="paragraph" style:parent-style-name="Preformatted_20_Text">
      <style:text-properties fo:font-size="14pt" officeooo:rsid="001558f5" officeooo:paragraph-rsid="001558f5" style:font-size-asian="14pt" style:font-size-complex="14pt"/>
    </style:style>
    <style:style style:name="P3" style:family="paragraph" style:parent-style-name="Preformatted_20_Text">
      <style:text-properties fo:font-size="14pt" officeooo:rsid="001558f5" officeooo:paragraph-rsid="0029e453" style:font-size-asian="14pt" style:font-size-complex="14pt"/>
    </style:style>
    <style:style style:name="P4" style:family="paragraph" style:parent-style-name="Preformatted_20_Text" style:list-style-name="L1">
      <style:text-properties officeooo:rsid="001558f5" officeooo:paragraph-rsid="001558f5"/>
    </style:style>
    <style:style style:name="P5" style:family="paragraph" style:parent-style-name="Preformatted_20_Text" style:list-style-name="L1">
      <style:text-properties officeooo:rsid="001558f5" officeooo:paragraph-rsid="001eb093"/>
    </style:style>
    <style:style style:name="P6" style:family="paragraph" style:parent-style-name="Preformatted_20_Text" style:list-style-name="L2">
      <style:text-properties officeooo:rsid="001558f5" officeooo:paragraph-rsid="001558f5"/>
    </style:style>
    <style:style style:name="P7" style:family="paragraph" style:parent-style-name="Preformatted_20_Text" style:list-style-name="L3">
      <style:text-properties officeooo:rsid="001558f5" officeooo:paragraph-rsid="001558f5"/>
    </style:style>
    <style:style style:name="P8" style:family="paragraph" style:parent-style-name="Preformatted_20_Text" style:list-style-name="L4">
      <style:text-properties officeooo:rsid="001558f5" officeooo:paragraph-rsid="001558f5"/>
    </style:style>
    <style:style style:name="P9" style:family="paragraph" style:parent-style-name="Preformatted_20_Text" style:list-style-name="L4">
      <style:text-properties officeooo:rsid="001558f5" officeooo:paragraph-rsid="0030ce98"/>
    </style:style>
    <style:style style:name="P10" style:family="paragraph" style:parent-style-name="Preformatted_20_Text" style:list-style-name="L5">
      <style:text-properties officeooo:rsid="001558f5" officeooo:paragraph-rsid="001558f5"/>
    </style:style>
    <style:style style:name="P11" style:family="paragraph" style:parent-style-name="Preformatted_20_Text" style:list-style-name="L6">
      <style:text-properties officeooo:rsid="001558f5" officeooo:paragraph-rsid="001558f5"/>
    </style:style>
    <style:style style:name="P12" style:family="paragraph" style:parent-style-name="Preformatted_20_Text">
      <style:text-properties officeooo:rsid="001558f5" officeooo:paragraph-rsid="001558f5"/>
    </style:style>
    <style:style style:name="P13" style:family="paragraph" style:parent-style-name="Preformatted_20_Text" style:list-style-name="L6">
      <style:text-properties officeooo:rsid="0016219b" officeooo:paragraph-rsid="0016219b"/>
    </style:style>
    <style:style style:name="P14" style:family="paragraph" style:parent-style-name="Preformatted_20_Text" style:list-style-name="L6">
      <style:text-properties officeooo:rsid="0022ffd0" officeooo:paragraph-rsid="0022ffd0"/>
    </style:style>
    <style:style style:name="P15" style:family="paragraph" style:parent-style-name="Preformatted_20_Text">
      <style:text-properties fo:font-size="10pt" officeooo:rsid="002c5eeb" officeooo:paragraph-rsid="002c5eeb" style:font-size-asian="8.75pt" style:font-size-complex="10pt"/>
    </style:style>
    <style:style style:name="P16" style:family="paragraph" style:parent-style-name="Preformatted_20_Text" style:list-style-name="L7">
      <style:text-properties fo:font-size="10pt" officeooo:rsid="002c5eeb" officeooo:paragraph-rsid="002c5eeb" style:font-size-asian="8.75pt" style:font-size-complex="10pt"/>
    </style:style>
    <style:style style:name="P17" style:family="paragraph" style:parent-style-name="Preformatted_20_Text" style:list-style-name="L7">
      <style:text-properties fo:font-size="10pt" officeooo:rsid="002dabcb" officeooo:paragraph-rsid="002dabcb" style:font-size-asian="8.75pt" style:font-size-complex="10pt"/>
    </style:style>
    <style:style style:name="P18" style:family="paragraph" style:parent-style-name="Preformatted_20_Text">
      <style:text-properties fo:font-size="10pt" officeooo:rsid="002c5eeb" officeooo:paragraph-rsid="002c5eeb" style:font-size-asian="10pt" style:font-size-complex="10pt"/>
    </style:style>
    <style:style style:name="P19" style:family="paragraph" style:parent-style-name="Preformatted_20_Text">
      <style:text-properties fo:font-size="10pt" officeooo:rsid="002c5eeb" officeooo:paragraph-rsid="002f26ef" style:font-size-asian="10pt" style:font-size-complex="10pt"/>
    </style:style>
    <style:style style:name="P20" style:family="paragraph" style:parent-style-name="Preformatted_20_Text" style:list-style-name="L8">
      <style:text-properties fo:font-size="10pt" officeooo:rsid="002f26ef" officeooo:paragraph-rsid="002f26ef" style:font-size-asian="10pt" style:font-size-complex="10pt"/>
    </style:style>
    <style:style style:name="P21" style:family="paragraph" style:parent-style-name="Preformatted_20_Text">
      <style:text-properties fo:font-size="14pt" officeooo:rsid="001558f5" officeooo:paragraph-rsid="001558f5" style:font-size-asian="14pt" style:font-size-complex="14pt"/>
    </style:style>
    <style:style style:name="P22" style:family="paragraph" style:parent-style-name="Preformatted_20_Text">
      <style:text-properties fo:font-size="14pt" officeooo:rsid="002c5eeb" officeooo:paragraph-rsid="002c5eeb" style:font-size-asian="14pt" style:font-size-complex="14pt"/>
    </style:style>
    <style:style style:name="P23" style:family="paragraph" style:parent-style-name="Preformatted_20_Text">
      <style:text-properties fo:font-size="14pt" officeooo:rsid="002c5eeb" officeooo:paragraph-rsid="002f26ef" style:font-size-asian="14pt" style:font-size-complex="14pt"/>
    </style:style>
    <style:style style:name="P24" style:family="paragraph" style:parent-style-name="Preformatted_20_Text" style:list-style-name="L4">
      <style:text-properties officeooo:rsid="00324e13" officeooo:paragraph-rsid="00324e13"/>
    </style:style>
    <style:style style:name="T1" style:family="text">
      <style:text-properties officeooo:rsid="0021285c"/>
    </style:style>
    <style:style style:name="T2" style:family="text">
      <style:text-properties officeooo:rsid="002892c0"/>
    </style:style>
    <style:style style:name="T3" style:family="text">
      <style:text-properties officeooo:rsid="0029e453"/>
    </style:style>
    <style:style style:name="T4" style:family="text">
      <style:text-properties officeooo:rsid="002f26ef"/>
    </style:style>
    <style:style style:name="T5" style:family="text">
      <style:text-properties officeooo:rsid="0030ce98"/>
    </style:style>
    <style:style style:name="T6" style:family="text">
      <style:text-properties officeooo:rsid="0032996a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luxo Básico de Operações (Servidor).</text:p>
      <text:p text:style-name="P1"/>
      <text:list xml:id="list2927170120246975773" text:style-name="L1">
        <text:list-item>
          <text:p text:style-name="P4">Servidor iniciar espera por conexções.</text:p>
          <text:list>
            <text:list-item>
              <text:p text:style-name="P4">Servidor cria socket.</text:p>
            </text:list-item>
            <text:list-item>
              <text:p text:style-name="P4">Servidor faz o bind do socket.</text:p>
            </text:list-item>
            <text:list-item>
              <text:p text:style-name="P4"><text:s/>Servidor entra no estado de espera por conexões (4 conexões).</text:p>
            </text:list-item>
          </text:list>
        </text:list-item>
        <text:list-item>
          <text:p text:style-name="P4">2. Servidor aceita conexções.</text:p>
          <text:list>
            <text:list-item>
              <text:p text:style-name="P4">Servidor recebe solicitação de conexão.</text:p>
            </text:list-item>
            <text:list-item>
              <text:p text:style-name="P4">Servidor autentica usuário.</text:p>
            </text:list-item>
            <text:list-item>
              <text:p text:style-name="P4">Servidor cria thread para usuário.</text:p>
            </text:list-item>
            <text:list-item>
              <text:p text:style-name="P4">Servidor insere o usuário em uma das duplas.</text:p>
            </text:list-item>
            <text:list-item>
              <text:p text:style-name="P4">Retorna ao passo 2.1 até obter 4 conexões.</text:p>
            </text:list-item>
          </text:list>
        </text:list-item>
        <text:list-item>
          <text:p text:style-name="P4">3. Servidor distribui as cartas.</text:p>
          <text:list>
            <text:list-item>
              <text:p text:style-name="P4">Servidor chama função de distribuir cartas.</text:p>
            </text:list-item>
            <text:list-item>
              <text:p text:style-name="P4">Servidor envia carta para usuário.</text:p>
            </text:list-item>
            <text:list-item>
              <text:p text:style-name="P4">Espera confirmação.</text:p>
            </text:list-item>
            <text:list-item>
              <text:p text:style-name="P5">Retorna ao passo 3.1 até que todos os usuários estejam com cartas.</text:p>
            </text:list-item>
          </text:list>
        </text:list-item>
        <text:list-item>
          <text:p text:style-name="P5">Inicio de partida e decorrer da partida.</text:p>
          <text:list>
            <text:list-item>
              <text:p text:style-name="P4">Servidor sorteia um jogador para iniciar partida.</text:p>
            </text:list-item>
            <text:list-item>
              <text:p text:style-name="P4">Servidor envia sinal de livre para usuário.</text:p>
            </text:list-item>
            <text:list-item>
              <text:p text:style-name="P4">Servidor aguarda pelo jogador e abre tempo limite para jogada.</text:p>
            </text:list-item>
            <text:list-item>
              <text:p text:style-name="P4">Servidor recebe a carta do jogador.</text:p>
            </text:list-item>
            <text:list-item>
              <text:p text:style-name="P4">Servidor envia a carta aos demais jogadores.</text:p>
            </text:list-item>
            <text:list-item>
              <text:p text:style-name="P4">Servidor passa vez para o <text:s/>o próximo jogador.</text:p>
            </text:list-item>
            <text:list-item>
              <text:p text:style-name="P4">Retorna ao passo 2 até que o jogo termine.</text:p>
            </text:list-item>
          </text:list>
          <text:p text:style-name="P4"/>
        </text:list-item>
      </text:list>
      <text:p text:style-name="P2">Fluxo básico de operações do jogador.</text:p>
      <text:p text:style-name="P1"/>
      <text:list xml:id="list3276218991624565889" text:style-name="L2">
        <text:list-item>
          <text:p text:style-name="P6">Jogador acessa o server.</text:p>
          <text:list>
            <text:list-item>
              <text:p text:style-name="P6">Jogador cria socket.</text:p>
            </text:list-item>
            <text:list-item>
              <text:p text:style-name="P6">Inicia processo de conexão com o servidor.</text:p>
            </text:list-item>
            <text:list-item>
              <text:p text:style-name="P6">Se autentica.</text:p>
            </text:list-item>
            <text:list-item>
              <text:p text:style-name="P6">Aguarda o servidor iniciar a partida.</text:p>
            </text:list-item>
            <text:list-item>
              <text:p text:style-name="P6">Jogador recebe catas.</text:p>
            </text:list-item>
          </text:list>
        </text:list-item>
        <text:list-item>
          <text:p text:style-name="P6">Jogador aguarda por suas cartas.</text:p>
          <text:list>
            <text:list-item>
              <text:p text:style-name="P6">Recebe cartas do servidor.</text:p>
            </text:list-item>
            <text:list-item>
              <text:p text:style-name="P6">Confirma recebimento das cartas.</text:p>
            </text:list-item>
            <text:list-item>
              <text:p text:style-name="P6">Aguarda pelo início da partida.</text:p>
            </text:list-item>
          </text:list>
        </text:list-item>
        <text:list-item>
          <text:p text:style-name="P6">Introdução e decorrer da partida.</text:p>
          <text:list>
            <text:list-item>
              <text:p text:style-name="P6">Jogador espera sua vez de jogar e enquanto isso visualiza as jogadas dos demais jogadores.</text:p>
            </text:list-item>
            <text:list-item>
              <text:p text:style-name="P6">Recebe sinal do servidor para proceder com sua jogada.</text:p>
            </text:list-item>
            <text:list-item>
              <text:p text:style-name="P6">Escolhe carta e realiza jogada.</text:p>
            </text:list-item>
            <text:list-item>
              <text:p text:style-name="P6">Retorna ao passo 4.1 até que o jogo termine.</text:p>
              <text:p text:style-name="P6"/>
            </text:list-item>
          </text:list>
        </text:list-item>
      </text:list>
      <text:p text:style-name="P2">Opções de jogada para o players.</text:p>
      <text:p text:style-name="P2"/>
      <text:p text:style-name="P1">Os players possuem as seguintes opções de jogada.</text:p>
      <text:p text:style-name="P1"/>
      <text:list xml:id="list8737820449526651511" text:style-name="L3">
        <text:list-item>
          <text:p text:style-name="P7">Jogar um carta.</text:p>
        </text:list-item>
        <text:list-item>
          <text:p text:style-name="P7">Aumentar aposta (truco 4 pontos, meia 8 pontos, pedir 9, 10 pontos e Jogo 12 pontos).</text:p>
        </text:list-item>
        <text:list-item>
          <text:p text:style-name="P7">Recusar aumento de aposta.</text:p>
        </text:list-item>
        <text:list-item>
          <text:p text:style-name="P7">Aceitar aposta.</text:p>
        </text:list-item>
        <text:list-item>
          <text:p text:style-name="P7"/>
        </text:list-item>
      </text:list>
      <text:p text:style-name="P2">Sistema de codificações para envio de mensagens <text:span text:style-name="T1">(falta criar os códigos)</text:span>.</text:p>
      <text:p text:style-name="P1"/>
      <text:list xml:id="list4510478789453992214" text:style-name="L4">
        <text:list-item>
          <text:p text:style-name="P8">Sinal de envio de carta: “<text:span text:style-name="T2">00”</text:span>.</text:p>
        </text:list-item>
        <text:list-item>
          <text:p text:style-name="P8">Sinal de solicitação de <text:span text:style-name="T5">truco</text:span>: “<text:span text:style-name="T2">01”</text:span>.</text:p>
        </text:list-item>
        <text:list-item>
          <text:p text:style-name="P9">Sinal de solicitação de <text:span text:style-name="T5">meia</text:span>: “<text:span text:style-name="T2">02”</text:span>.</text:p>
        </text:list-item>
        <text:list-item>
          <text:p text:style-name="P9"><text:soft-page-break/>Sinal de solicitação de <text:span text:style-name="T5">nove</text:span>: “<text:span text:style-name="T2">03”</text:span>.</text:p>
        </text:list-item>
        <text:list-item>
          <text:p text:style-name="P9">Sinal de solicitação de <text:span text:style-name="T6">queda</text:span>: “<text:span text:style-name="T5">04”</text:span>.</text:p>
        </text:list-item>
        <text:list-item>
          <text:p text:style-name="P9">Sinal de recuso de aumento de aposta: “<text:span text:style-name="T2">05”</text:span>.</text:p>
        </text:list-item>
        <text:list-item>
          <text:p text:style-name="P24">Sinal de limite de usuários atingindo: “50”.</text:p>
        </text:list-item>
      </text:list>
      <text:p text:style-name="P1"/>
      <text:list xml:id="list121748748310592" text:continue-numbering="true" text:style-name="L4">
        <text:list-header>
          <text:p text:style-name="P8"/>
        </text:list-header>
      </text:list>
      <text:p text:style-name="P2">Estrutura de codificação das cartas.</text:p>
      <text:p text:style-name="P1"/>
      <text:p text:style-name="P1">As cartas residem em um vetor de string, de forma que a sua hierarquia esta atrelado a sua posição no vertor. Desta forma o “Zap” (4 de paus) estaria na primeira posição deste vetor, seguido pelo “7 copas” (7 de coração), “Espadilha” (Az de espada) e assim sucessivamente.</text:p>
      <text:p text:style-name="P1">Vertor de cartas.</text:p>
      <text:p text:style-name="P1"/>
      <text:list xml:id="list8270332246510686815" text:style-name="L5">
        <text:list-item>
          <text:p text:style-name="P10">4 de paus (zap).</text:p>
        </text:list-item>
        <text:list-item>
          <text:p text:style-name="P10">7 copas (7 de coração).</text:p>
        </text:list-item>
        <text:list-item>
          <text:p text:style-name="P10">Espadilha (Az de espada).</text:p>
        </text:list-item>
        <text:list-item>
          <text:p text:style-name="P10">Pica Fumo (7 de ouros).</text:p>
        </text:list-item>
        <text:list-item>
          <text:p text:style-name="P10">3. </text:p>
        </text:list-item>
        <text:list-item>
          <text:p text:style-name="P10">2.</text:p>
        </text:list-item>
        <text:list-item>
          <text:p text:style-name="P10">Az.</text:p>
        </text:list-item>
        <text:list-item>
          <text:p text:style-name="P10">Valetes.</text:p>
        </text:list-item>
        <text:list-item>
          <text:p text:style-name="P10">Damas.</text:p>
        </text:list-item>
        <text:list-item>
          <text:p text:style-name="P10">7.</text:p>
        </text:list-item>
        <text:list-item>
          <text:p text:style-name="P10">6.</text:p>
        </text:list-item>
        <text:list-item>
          <text:p text:style-name="P10">5.</text:p>
        </text:list-item>
        <text:list-item>
          <text:p text:style-name="P10">4.</text:p>
        </text:list-item>
      </text:list>
      <text:p text:style-name="P1"/>
      <text:p text:style-name="P2">Sistema de gerenciamento do jogo (Servidor).</text:p>
      <text:p text:style-name="P1"/>
      <text:p text:style-name="P1">O servidor é responsável por gerenciar o fluxo do jogo e consequentemente definir qual jogar deve jogar a cada jogada.</text:p>
      <text:p text:style-name="P1">O sistema de permissão funciona através de “sinais”, de modo enquanto um jogador faz uma jogada os demais estão bloqueados e qualquer informação enviada durante o período de bloqueio é descartada.</text:p>
      <text:p text:style-name="P1"/>
      <text:p text:style-name="P3"><text:span text:style-name="T3">Regras</text:span> do jogo</text:p>
      <text:p text:style-name="P1"/>
      <text:p text:style-name="P22">Funções do jogador</text:p>
      <text:p text:style-name="P18"/>
      <text:p text:style-name="P18">O jogador deve conseguir:</text:p>
      <text:p text:style-name="P15"/>
      <text:p text:style-name="P15"/>
      <text:list xml:id="list5832570821184899077" text:style-name="L7">
        <text:list-item>
          <text:p text:style-name="P16">Visualizar suas cartas atualizadas.</text:p>
        </text:list-item>
        <text:list-item>
          <text:p text:style-name="P16">Enviar suas cartas para o servidor cartas.</text:p>
        </text:list-item>
        <text:list-item>
          <text:p text:style-name="P17">Enviar solicitação de aumento de aposta.</text:p>
        </text:list-item>
      </text:list>
      <text:p text:style-name="P2"/>
      <text:p text:style-name="P23">Funções do <text:span text:style-name="T4">servidor</text:span></text:p>
      <text:p text:style-name="P2"/>
      <text:p text:style-name="P19">O jogador dev<text:span text:style-name="T4">e</text:span>:</text:p>
      <text:p text:style-name="P19"/>
      <text:list xml:id="list8597020816594826626" text:style-name="L8">
        <text:list-item>
          <text:p text:style-name="P20">Enviar cartas para os playes no inicio da partida.</text:p>
        </text:list-item>
        <text:list-item>
          <text:p text:style-name="P20">Iniciar partida.</text:p>
        </text:list-item>
        <text:list-item>
          <text:p text:style-name="P20">Controlar o fluxo do jogo.</text:p>
          <text:p text:style-name="P20"/>
        </text:list-item>
      </text:list>
      <text:p text:style-name="P2"><text:span text:style-name="T3">Questões</text:span> do jogo que ainda precisão ser decididas</text:p>
      <text:p text:style-name="P1"/>
      <text:list xml:id="list2150356612027330723" text:style-name="L6">
        <text:list-item>
          <text:p text:style-name="P11">O jogo “cangar” como resolver? O jogador que detem a carta maior ganha rodada.</text:p>
        </text:list-item>
        <text:list-item>
          <text:p text:style-name="P11">Cartas como 3 e 2 devem possuir distinção de hierarquia por nipe? 3 de paus ser superior a 3 de coração por exemplo?</text:p>
        </text:list-item>
        <text:list-item>
          <text:p text:style-name="P13"><text:soft-page-break/>Os jogadores devem possuir nicknames.</text:p>
        </text:list-item>
        <text:list-item>
          <text:p text:style-name="P14">Como vai ser o sistema de codificação e padrão de envio das mensagen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19T12:00:38.145865838</dc:date>
    <meta:editing-duration>PT2H58M47S</meta:editing-duration>
    <meta:editing-cycles>20</meta:editing-cycles>
    <meta:generator>LibreOffice/5.1.6.2$Linux_X86_64 LibreOffice_project/10m0$Build-2</meta:generator>
    <meta:document-statistic meta:table-count="0" meta:image-count="0" meta:object-count="0" meta:page-count="3" meta:paragraph-count="90" meta:word-count="665" meta:character-count="3678" meta:non-whitespace-character-count="3172"/>
  </office:meta>
</office:document-meta>
</file>